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12pt" fo:font-weight="normal" officeooo:rsid="003281bc" officeooo:paragraph-rsid="003281bc" style:font-size-asian="12pt" style:font-weight-asian="normal" style:font-size-complex="12pt" style:font-weight-complex="normal"/>
    </style:style>
    <style:style style:name="P2" style:family="paragraph" style:parent-style-name="Standard">
      <style:text-properties fo:font-size="12pt" fo:font-weight="normal" officeooo:rsid="00311168" officeooo:paragraph-rsid="00311168" style:font-size-asian="12pt" style:font-weight-asian="normal" style:font-size-complex="12pt" style:font-weight-complex="normal"/>
    </style:style>
    <style:style style:name="P3" style:family="paragraph" style:parent-style-name="Standard">
      <style:text-properties fo:font-size="12pt" fo:font-weight="normal" officeooo:rsid="001dc150" officeooo:paragraph-rsid="00327528" style:font-size-asian="12pt" style:font-weight-asian="normal" style:font-size-complex="12pt" style:font-weight-complex="normal"/>
    </style:style>
    <style:style style:name="P4" style:family="paragraph" style:parent-style-name="Standard">
      <style:text-properties fo:font-size="12pt" fo:font-weight="normal" officeooo:rsid="001dc150" officeooo:paragraph-rsid="003ba829" style:font-size-asian="12pt" style:font-weight-asian="normal" style:font-size-complex="12pt" style:font-weight-complex="normal"/>
    </style:style>
    <style:style style:name="P5" style:family="paragraph" style:parent-style-name="Standard">
      <style:text-properties fo:font-size="12pt" fo:font-weight="normal" officeooo:rsid="001dc150" officeooo:paragraph-rsid="00311168" style:font-size-asian="12pt" style:font-weight-asian="normal" style:font-size-complex="12pt" style:font-weight-complex="normal"/>
    </style:style>
    <style:style style:name="P6" style:family="paragraph" style:parent-style-name="Standard">
      <style:text-properties fo:font-size="12pt" fo:font-weight="normal" officeooo:rsid="001dc150" officeooo:paragraph-rsid="0042620e" style:font-size-asian="12pt" style:font-weight-asian="normal" style:font-size-complex="12pt" style:font-weight-complex="normal"/>
    </style:style>
    <style:style style:name="P7" style:family="paragraph" style:parent-style-name="Standard">
      <style:text-properties fo:font-size="12pt" fo:font-weight="normal" officeooo:rsid="001dc150" officeooo:paragraph-rsid="002674a5" style:font-size-asian="12pt" style:font-weight-asian="normal" style:font-size-complex="12pt" style:font-weight-complex="normal"/>
    </style:style>
    <style:style style:name="P8" style:family="paragraph" style:parent-style-name="Standard">
      <style:text-properties fo:font-size="12pt" fo:font-weight="normal" officeooo:rsid="001dc150" officeooo:paragraph-rsid="00443dae" style:font-size-asian="12pt" style:font-weight-asian="normal" style:font-size-complex="12pt" style:font-weight-complex="normal"/>
    </style:style>
    <style:style style:name="P9" style:family="paragraph" style:parent-style-name="Standard">
      <style:text-properties fo:font-size="12pt" fo:font-weight="normal" officeooo:rsid="001dc150" officeooo:paragraph-rsid="003281bc" style:font-size-asian="12pt" style:font-weight-asian="normal" style:font-size-complex="12pt" style:font-weight-complex="normal"/>
    </style:style>
    <style:style style:name="P10" style:family="paragraph" style:parent-style-name="Standard">
      <style:text-properties fo:font-size="12pt" fo:font-weight="normal" officeooo:rsid="00345b7f" officeooo:paragraph-rsid="003c52dd" style:font-size-asian="12pt" style:font-weight-asian="normal" style:font-size-complex="12pt" style:font-weight-complex="normal"/>
    </style:style>
    <style:style style:name="P11" style:family="paragraph" style:parent-style-name="Standard">
      <style:text-properties fo:font-size="12pt" fo:font-weight="normal" officeooo:rsid="00345b7f" officeooo:paragraph-rsid="003d6765" style:font-size-asian="12pt" style:font-weight-asian="normal" style:font-size-complex="12pt" style:font-weight-complex="normal"/>
    </style:style>
    <style:style style:name="P12" style:family="paragraph" style:parent-style-name="Standard">
      <style:text-properties fo:font-size="12pt" fo:font-weight="normal" officeooo:rsid="003c52dd" officeooo:paragraph-rsid="003c52dd" style:font-size-asian="12pt" style:font-weight-asian="normal" style:font-size-complex="12pt" style:font-weight-complex="normal"/>
    </style:style>
    <style:style style:name="P13" style:family="paragraph" style:parent-style-name="Standard">
      <style:text-properties fo:font-size="12pt" fo:font-weight="normal" officeooo:rsid="003d6765" officeooo:paragraph-rsid="003d6765" style:font-size-asian="12pt" style:font-weight-asian="normal" style:font-size-complex="12pt" style:font-weight-complex="normal"/>
    </style:style>
    <style:style style:name="P14" style:family="paragraph" style:parent-style-name="Standard">
      <style:text-properties fo:font-size="12pt" fo:font-weight="normal" officeooo:rsid="0041f29e" officeooo:paragraph-rsid="0041f29e" style:font-size-asian="12pt" style:font-weight-asian="normal" style:font-size-complex="12pt" style:font-weight-complex="normal"/>
    </style:style>
    <style:style style:name="P15" style:family="paragraph" style:parent-style-name="Standard">
      <style:text-properties fo:font-size="12pt" fo:font-weight="normal" officeooo:rsid="0042123c" officeooo:paragraph-rsid="0042123c" style:font-size-asian="12pt" style:font-weight-asian="normal" style:font-size-complex="12pt" style:font-weight-complex="normal"/>
    </style:style>
    <style:style style:name="P16" style:family="paragraph" style:parent-style-name="Standard">
      <style:text-properties fo:font-size="12pt" fo:font-weight="normal" officeooo:rsid="00327528" officeooo:paragraph-rsid="00327528" style:font-size-asian="12pt" style:font-weight-asian="normal" style:font-size-complex="12pt" style:font-weight-complex="normal"/>
    </style:style>
    <style:style style:name="P17" style:family="paragraph" style:parent-style-name="Standard">
      <style:text-properties fo:font-size="12pt" fo:font-weight="normal" officeooo:rsid="0045daa8" officeooo:paragraph-rsid="0045daa8" style:font-size-asian="12pt" style:font-weight-asian="normal" style:font-size-complex="12pt" style:font-weight-complex="normal"/>
    </style:style>
    <style:style style:name="P18" style:family="paragraph" style:parent-style-name="Standard">
      <style:text-properties fo:font-size="12pt" fo:font-weight="normal" officeooo:rsid="0045daa8" officeooo:paragraph-rsid="0047530c" style:font-size-asian="12pt" style:font-weight-asian="normal" style:font-size-complex="12pt" style:font-weight-complex="normal"/>
    </style:style>
    <style:style style:name="P19" style:family="paragraph" style:parent-style-name="Standard">
      <style:text-properties fo:font-size="12pt" fo:font-weight="normal" officeooo:rsid="0047530c" officeooo:paragraph-rsid="0047530c" style:font-size-asian="12pt" style:font-weight-asian="normal" style:font-size-complex="12pt" style:font-weight-complex="normal"/>
    </style:style>
    <style:style style:name="P20" style:family="paragraph" style:parent-style-name="Standard">
      <style:text-properties fo:font-size="12pt" fo:font-weight="normal" officeooo:rsid="0047530c" officeooo:paragraph-rsid="0048fe76" style:font-size-asian="12pt" style:font-weight-asian="normal" style:font-size-complex="12pt" style:font-weight-complex="normal"/>
    </style:style>
    <style:style style:name="P21" style:family="paragraph" style:parent-style-name="Standard">
      <style:text-properties fo:font-size="12pt" fo:font-weight="normal" officeooo:rsid="0048fe76" officeooo:paragraph-rsid="0048fe76" style:font-size-asian="12pt" style:font-weight-asian="normal" style:font-size-complex="12pt" style:font-weight-complex="normal"/>
    </style:style>
    <style:style style:name="P22" style:family="paragraph" style:parent-style-name="Standard">
      <style:text-properties fo:font-size="12pt" fo:font-weight="bold" officeooo:rsid="0041f29e" officeooo:paragraph-rsid="0041f29e" style:font-size-asian="12pt" style:font-weight-asian="bold" style:font-size-complex="12pt" style:font-weight-complex="bold"/>
    </style:style>
    <style:style style:name="P23" style:family="paragraph" style:parent-style-name="Standard">
      <style:text-properties fo:font-size="12pt" fo:font-weight="bold" officeooo:rsid="0045daa8" officeooo:paragraph-rsid="0045daa8" style:font-size-asian="12pt" style:font-weight-asian="bold" style:font-size-complex="12pt" style:font-weight-complex="bold"/>
    </style:style>
    <style:style style:name="P24" style:family="paragraph" style:parent-style-name="Standard">
      <style:text-properties fo:font-size="12pt" fo:font-weight="bold" officeooo:rsid="0047530c" officeooo:paragraph-rsid="0047530c" style:font-size-asian="12pt" style:font-weight-asian="bold" style:font-size-complex="12pt" style:font-weight-complex="bold"/>
    </style:style>
    <style:style style:name="P25" style:family="paragraph" style:parent-style-name="Standard">
      <style:text-properties fo:font-size="12pt" fo:font-weight="bold" officeooo:rsid="0048fe76" officeooo:paragraph-rsid="0048fe76" style:font-size-asian="12pt" style:font-weight-asian="bold" style:font-size-complex="12pt" style:font-weight-complex="bold"/>
    </style:style>
    <style:style style:name="P26" style:family="paragraph" style:parent-style-name="Standard">
      <style:text-properties fo:font-size="12pt" officeooo:paragraph-rsid="0047530c" style:font-size-asian="12pt" style:font-size-complex="12pt"/>
    </style:style>
    <style:style style:name="P27" style:family="paragraph" style:parent-style-name="Standard">
      <style:text-properties fo:font-size="12pt" officeooo:paragraph-rsid="00443dae" style:font-size-asian="12pt" style:font-size-complex="12pt"/>
    </style:style>
    <style:style style:name="P28" style:family="paragraph" style:parent-style-name="Standard">
      <style:text-properties fo:font-size="12pt" officeooo:rsid="00443dae" officeooo:paragraph-rsid="00443dae" style:font-size-asian="12pt" style:font-size-complex="12pt"/>
    </style:style>
    <style:style style:name="P29" style:family="paragraph" style:parent-style-name="Standard">
      <style:text-properties fo:font-size="12pt" fo:font-weight="normal" officeooo:rsid="00327528" officeooo:paragraph-rsid="00327528" style:font-size-asian="12pt" style:font-weight-asian="normal" style:font-size-complex="12pt" style:font-weight-complex="normal"/>
    </style:style>
    <style:style style:name="P30" style:family="paragraph" style:parent-style-name="Standard">
      <style:text-properties fo:font-size="12pt" fo:font-weight="normal" officeooo:rsid="003dfcc4" officeooo:paragraph-rsid="0056615e" style:font-size-asian="12pt" style:font-weight-asian="normal" style:font-size-complex="12pt" style:font-weight-complex="normal"/>
    </style:style>
    <style:style style:name="P31" style:family="paragraph" style:parent-style-name="Standard">
      <style:text-properties fo:font-size="12pt" fo:font-weight="normal" officeooo:rsid="0048fe76" officeooo:paragraph-rsid="0048fe76" style:font-size-asian="12pt" style:font-weight-asian="normal" style:font-size-complex="12pt" style:font-weight-complex="normal"/>
    </style:style>
    <style:style style:name="P32" style:family="paragraph" style:parent-style-name="Standard">
      <style:text-properties fo:font-size="12pt" fo:font-weight="normal" officeooo:rsid="001dc150" officeooo:paragraph-rsid="005191e4" style:font-size-asian="12pt" style:font-weight-asian="normal" style:font-size-complex="12pt" style:font-weight-complex="normal"/>
    </style:style>
    <style:style style:name="P33" style:family="paragraph" style:parent-style-name="Standard">
      <style:text-properties fo:font-size="12pt" fo:font-weight="normal" officeooo:rsid="001dc150" officeooo:paragraph-rsid="002674a5" style:font-size-asian="12pt" style:font-weight-asian="normal" style:font-size-complex="12pt" style:font-weight-complex="normal"/>
    </style:style>
    <style:style style:name="P34" style:family="paragraph" style:parent-style-name="Standard">
      <style:text-properties fo:font-size="12pt" fo:font-weight="normal" officeooo:rsid="001dc150" officeooo:paragraph-rsid="00327528" style:font-size-asian="12pt" style:font-weight-asian="normal" style:font-size-complex="12pt" style:font-weight-complex="normal"/>
    </style:style>
    <style:style style:name="P35" style:family="paragraph" style:parent-style-name="Standard">
      <style:text-properties fo:font-size="12pt" fo:font-weight="normal" officeooo:rsid="00533b43" officeooo:paragraph-rsid="00533b43" style:font-size-asian="12pt" style:font-weight-asian="normal" style:font-size-complex="12pt" style:font-weight-complex="normal"/>
    </style:style>
    <style:style style:name="P36" style:family="paragraph" style:parent-style-name="Standard">
      <style:text-properties fo:font-size="12pt" fo:font-weight="normal" officeooo:rsid="00345b7f" officeooo:paragraph-rsid="003d6765" style:font-size-asian="12pt" style:font-weight-asian="normal" style:font-size-complex="12pt" style:font-weight-complex="normal"/>
    </style:style>
    <style:style style:name="P37" style:family="paragraph" style:parent-style-name="Standard">
      <style:text-properties fo:font-size="12pt" fo:font-weight="normal" officeooo:rsid="00345b7f" officeooo:paragraph-rsid="00543028" style:font-size-asian="12pt" style:font-weight-asian="normal" style:font-size-complex="12pt" style:font-weight-complex="normal"/>
    </style:style>
    <style:style style:name="P38" style:family="paragraph" style:parent-style-name="Standard">
      <style:text-properties fo:font-size="12pt" fo:font-weight="normal" officeooo:rsid="0041f29e" officeooo:paragraph-rsid="0041f29e" style:font-size-asian="12pt" style:font-weight-asian="normal" style:font-size-complex="12pt" style:font-weight-complex="normal"/>
    </style:style>
    <style:style style:name="P39" style:family="paragraph" style:parent-style-name="Standard">
      <style:text-properties fo:font-size="12pt" fo:font-weight="normal" officeooo:rsid="0041f29e" officeooo:paragraph-rsid="0056615e" style:font-size-asian="12pt" style:font-weight-asian="normal" style:font-size-complex="12pt" style:font-weight-complex="normal"/>
    </style:style>
    <style:style style:name="P40" style:family="paragraph" style:parent-style-name="Standard">
      <style:text-properties fo:font-size="12pt" fo:font-weight="normal" officeooo:rsid="003df357" officeooo:paragraph-rsid="00400b5a" style:font-size-asian="12pt" style:font-weight-asian="normal" style:font-size-complex="12pt" style:font-weight-complex="normal"/>
    </style:style>
    <style:style style:name="P41" style:family="paragraph" style:parent-style-name="Standard">
      <style:text-properties fo:font-size="12pt" fo:font-weight="normal" officeooo:rsid="003df357" officeooo:paragraph-rsid="00592e1b" style:font-size-asian="12pt" style:font-weight-asian="normal" style:font-size-complex="12pt" style:font-weight-complex="normal"/>
    </style:style>
    <style:style style:name="P42" style:family="paragraph" style:parent-style-name="Standard">
      <style:text-properties fo:font-size="12pt" fo:font-weight="normal" officeooo:rsid="005578f5" officeooo:paragraph-rsid="005578f5" style:font-size-asian="12pt" style:font-weight-asian="normal" style:font-size-complex="12pt" style:font-weight-complex="normal"/>
    </style:style>
    <style:style style:name="P43" style:family="paragraph" style:parent-style-name="Standard">
      <style:text-properties fo:font-size="12pt" fo:font-weight="normal" officeooo:rsid="005578f5" officeooo:paragraph-rsid="0055b48b" style:font-size-asian="12pt" style:font-weight-asian="normal" style:font-size-complex="12pt" style:font-weight-complex="normal"/>
    </style:style>
    <style:style style:name="P44" style:family="paragraph" style:parent-style-name="Standard">
      <style:text-properties fo:font-size="12pt" fo:font-weight="normal" officeooo:rsid="005578f5" officeooo:paragraph-rsid="0057d694" style:font-size-asian="12pt" style:font-weight-asian="normal" style:font-size-complex="12pt" style:font-weight-complex="normal"/>
    </style:style>
    <style:style style:name="P45" style:family="paragraph" style:parent-style-name="Standard">
      <style:text-properties fo:font-size="12pt" fo:font-weight="normal" officeooo:rsid="0056615e" officeooo:paragraph-rsid="0056615e" style:font-size-asian="12pt" style:font-weight-asian="normal" style:font-size-complex="12pt" style:font-weight-complex="normal"/>
    </style:style>
    <style:style style:name="P46" style:family="paragraph" style:parent-style-name="Standard">
      <style:text-properties fo:font-size="12pt" fo:font-weight="normal" officeooo:rsid="0056615e" officeooo:paragraph-rsid="0057d694" style:font-size-asian="12pt" style:font-weight-asian="normal" style:font-size-complex="12pt" style:font-weight-complex="normal"/>
    </style:style>
    <style:style style:name="P47" style:family="paragraph" style:parent-style-name="Standard">
      <style:text-properties fo:font-size="12pt" fo:font-weight="normal" officeooo:rsid="0057610d" officeooo:paragraph-rsid="0057610d" style:font-size-asian="12pt" style:font-weight-asian="normal" style:font-size-complex="12pt" style:font-weight-complex="normal"/>
    </style:style>
    <style:style style:name="P48" style:family="paragraph" style:parent-style-name="Standard">
      <style:text-properties fo:font-size="12pt" fo:font-weight="normal" officeooo:rsid="0057610d" officeooo:paragraph-rsid="0057d694" style:font-size-asian="12pt" style:font-weight-asian="normal" style:font-size-complex="12pt" style:font-weight-complex="normal"/>
    </style:style>
    <style:style style:name="P49" style:family="paragraph" style:parent-style-name="Standard">
      <style:text-properties fo:font-size="12pt" fo:font-weight="bold" officeooo:rsid="0048fe76" officeooo:paragraph-rsid="0048fe76" style:font-size-asian="12pt" style:font-weight-asian="bold" style:font-size-complex="12pt" style:font-weight-complex="bold"/>
    </style:style>
    <style:style style:name="P50" style:family="paragraph" style:parent-style-name="Standard">
      <style:text-properties fo:font-size="12pt" fo:font-weight="bold" officeooo:rsid="001dc150" officeooo:paragraph-rsid="0041f29e" style:font-size-asian="12pt" style:font-weight-asian="bold" style:font-size-complex="12pt" style:font-weight-complex="bold"/>
    </style:style>
    <style:style style:name="P51" style:family="paragraph" style:parent-style-name="Standard">
      <style:text-properties fo:font-size="12pt" fo:font-weight="bold" officeooo:rsid="0041f29e" officeooo:paragraph-rsid="0041f29e" style:font-size-asian="12pt" style:font-weight-asian="bold" style:font-size-complex="12pt" style:font-weight-complex="bold"/>
    </style:style>
    <style:style style:name="P52" style:family="paragraph" style:parent-style-name="Standard">
      <style:text-properties fo:font-size="12pt" fo:font-weight="bold" officeooo:rsid="0041f29e" officeooo:paragraph-rsid="0057610d" style:font-size-asian="12pt" style:font-weight-asian="bold" style:font-size-complex="12pt" style:font-weight-complex="bold"/>
    </style:style>
    <style:style style:name="P53" style:family="paragraph" style:parent-style-name="Standard">
      <style:text-properties fo:font-size="12pt" officeooo:rsid="0057610d" officeooo:paragraph-rsid="0057d694" style:font-size-asian="12pt" style:font-size-complex="12pt"/>
    </style:style>
    <style:style style:name="P54" style:family="paragraph" style:parent-style-name="Standard">
      <style:text-properties fo:font-size="12pt" officeooo:rsid="0045daa8" officeooo:paragraph-rsid="0045daa8" style:font-size-asian="12pt" style:font-size-complex="12pt"/>
    </style:style>
    <style:style style:name="P55" style:family="paragraph" style:parent-style-name="Standard">
      <style:text-properties officeooo:paragraph-rsid="0055b48b"/>
    </style:style>
    <style:style style:name="P56" style:family="paragraph" style:parent-style-name="Standard">
      <style:text-properties officeooo:rsid="0055b48b" officeooo:paragraph-rsid="0056615e"/>
    </style:style>
    <style:style style:name="T1" style:family="text">
      <style:text-properties fo:font-weight="bold" style:font-weight-asian="bold" style:font-weight-complex="bold"/>
    </style:style>
    <style:style style:name="T2" style:family="text">
      <style:text-properties fo:font-weight="bold" officeooo:rsid="0042123c" style:font-weight-asian="bold" style:font-weight-complex="bold"/>
    </style:style>
    <style:style style:name="T3" style:family="text">
      <style:text-properties fo:font-weight="bold" officeooo:rsid="0056615e" style:font-weight-asian="bold" style:font-weight-complex="bold"/>
    </style:style>
    <style:style style:name="T4" style:family="text">
      <style:text-properties fo:font-weight="bold" officeooo:rsid="0057610d" style:font-weight-asian="bold" style:font-weight-complex="bold"/>
    </style:style>
    <style:style style:name="T5" style:family="text">
      <style:text-properties officeooo:rsid="00109f95"/>
    </style:style>
    <style:style style:name="T6" style:family="text">
      <style:text-properties officeooo:rsid="00153b98"/>
    </style:style>
    <style:style style:name="T7" style:family="text">
      <style:text-properties officeooo:rsid="00165488"/>
    </style:style>
    <style:style style:name="T8" style:family="text">
      <style:text-properties officeooo:rsid="001920c9"/>
    </style:style>
    <style:style style:name="T9" style:family="text">
      <style:text-properties officeooo:rsid="001a2070"/>
    </style:style>
    <style:style style:name="T10" style:family="text">
      <style:text-properties officeooo:rsid="001aeab5"/>
    </style:style>
    <style:style style:name="T11" style:family="text">
      <style:text-properties officeooo:rsid="001b68b3"/>
    </style:style>
    <style:style style:name="T12" style:family="text">
      <style:text-properties officeooo:rsid="001c6436"/>
    </style:style>
    <style:style style:name="T13" style:family="text">
      <style:text-properties officeooo:rsid="001c9554"/>
    </style:style>
    <style:style style:name="T14" style:family="text">
      <style:text-properties officeooo:rsid="001e573e"/>
    </style:style>
    <style:style style:name="T15" style:family="text">
      <style:text-properties officeooo:rsid="002ef64e"/>
    </style:style>
    <style:style style:name="T16" style:family="text">
      <style:text-properties officeooo:rsid="0030ec8b"/>
    </style:style>
    <style:style style:name="T17" style:family="text">
      <style:text-properties officeooo:rsid="0030fc65"/>
    </style:style>
    <style:style style:name="T18" style:family="text">
      <style:text-properties officeooo:rsid="00311168"/>
    </style:style>
    <style:style style:name="T19" style:family="text">
      <style:text-properties officeooo:rsid="00327528"/>
    </style:style>
    <style:style style:name="T20" style:family="text">
      <style:text-properties officeooo:rsid="003281bc"/>
    </style:style>
    <style:style style:name="T21" style:family="text">
      <style:text-properties officeooo:rsid="00345b7f"/>
    </style:style>
    <style:style style:name="T22" style:family="text">
      <style:text-properties officeooo:rsid="00362585"/>
    </style:style>
    <style:style style:name="T23" style:family="text">
      <style:text-properties officeooo:rsid="003ba829"/>
    </style:style>
    <style:style style:name="T24" style:family="text">
      <style:text-properties officeooo:rsid="003c52dd"/>
    </style:style>
    <style:style style:name="T25" style:family="text">
      <style:text-properties officeooo:rsid="003d6765"/>
    </style:style>
    <style:style style:name="T26" style:family="text">
      <style:text-properties officeooo:rsid="003df357"/>
    </style:style>
    <style:style style:name="T27" style:family="text">
      <style:text-properties officeooo:rsid="003f33fd"/>
    </style:style>
    <style:style style:name="T28" style:family="text">
      <style:text-properties officeooo:rsid="0041f29e"/>
    </style:style>
    <style:style style:name="T29" style:family="text">
      <style:text-properties officeooo:rsid="0042123c"/>
    </style:style>
    <style:style style:name="T30" style:family="text">
      <style:text-properties fo:font-weight="normal" style:font-weight-asian="normal" style:font-weight-complex="normal"/>
    </style:style>
    <style:style style:name="T31" style:family="text">
      <style:text-properties fo:font-weight="normal" officeooo:rsid="0047530c" style:font-weight-asian="normal" style:font-weight-complex="normal"/>
    </style:style>
    <style:style style:name="T32" style:family="text">
      <style:text-properties fo:font-weight="normal" officeooo:rsid="0042620e" style:font-weight-asian="normal" style:font-weight-complex="normal"/>
    </style:style>
    <style:style style:name="T33" style:family="text">
      <style:text-properties fo:font-weight="normal" officeooo:rsid="00443dae" style:font-weight-asian="normal" style:font-weight-complex="normal"/>
    </style:style>
    <style:style style:name="T34" style:family="text">
      <style:text-properties fo:font-weight="normal" officeooo:rsid="0045daa8" style:font-weight-asian="normal" style:font-weight-complex="normal"/>
    </style:style>
    <style:style style:name="T35" style:family="text">
      <style:text-properties fo:font-weight="normal" officeooo:rsid="0048fe76" style:font-weight-asian="normal" style:font-weight-complex="normal"/>
    </style:style>
    <style:style style:name="T36" style:family="text">
      <style:text-properties fo:font-weight="normal" officeooo:rsid="0056615e" style:font-weight-asian="normal" style:font-weight-complex="normal"/>
    </style:style>
    <style:style style:name="T37" style:family="text">
      <style:text-properties fo:font-weight="normal" officeooo:rsid="0057d694" style:font-weight-asian="normal" style:font-weight-complex="normal"/>
    </style:style>
    <style:style style:name="T38" style:family="text">
      <style:text-properties fo:font-weight="normal" officeooo:rsid="005578f5" style:font-weight-asian="normal" style:font-weight-complex="normal"/>
    </style:style>
    <style:style style:name="T39" style:family="text">
      <style:text-properties officeooo:rsid="0042620e"/>
    </style:style>
    <style:style style:name="T40" style:family="text">
      <style:text-properties officeooo:rsid="00443dae"/>
    </style:style>
    <style:style style:name="T41" style:family="text">
      <style:text-properties officeooo:rsid="0047530c"/>
    </style:style>
    <style:style style:name="T42" style:family="text">
      <style:text-properties officeooo:rsid="0048fe76"/>
    </style:style>
    <style:style style:name="T43" style:family="text">
      <style:text-properties officeooo:rsid="00533b43"/>
    </style:style>
    <style:style style:name="T44" style:family="text">
      <style:text-properties fo:font-size="12pt" fo:font-weight="normal" officeooo:rsid="0055b48b" style:font-size-asian="12pt" style:font-weight-asian="normal" style:font-size-complex="12pt" style:font-weight-complex="normal"/>
    </style:style>
    <style:style style:name="T45" style:family="text">
      <style:text-properties officeooo:rsid="005578f5"/>
    </style:style>
    <style:style style:name="T46" style:family="text">
      <style:text-properties officeooo:rsid="0055b48b"/>
    </style:style>
    <style:style style:name="T47" style:family="text">
      <style:text-properties officeooo:rsid="0056615e"/>
    </style:style>
    <style:style style:name="T48" style:family="text">
      <style:text-properties officeooo:rsid="0057610d"/>
    </style:style>
    <style:style style:name="T49" style:family="text">
      <style:text-properties officeooo:rsid="00592e1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Абзац</text:p>
      <text:p text:style-name="P25"/>
      <text:p text:style-name="P21">Авиакомпания — это организация, осуществляющая перевозку пассажиров рейсами пассажирских самолетов.</text:p>
      <text:p text:style-name="P21"/>
      <text:p text:style-name="P32">Рейс — это коммерческий перелет пассажирского самолета из точки отправления в точку прибытия. Возможны односегментные и многосегментные рейсы. Многосегментным называется рейс, во время которого совершаются промежуточные остановки. Во время промежуточных остановок выполняется техническое обслуживание самолета, все пассажиры должны покинуть самолет на время промежуточных остановок. Во время промежуточных остановок, так же возможны посадка и выход пассажиров с рейса. Сегментом рейса называется перелет самолета из одного аэропорта в другой без промежуточных остановок. Точками отправления и прибытия рейсов являются пассажирские аэропорты, промежуточные остановки так же производятся в пассажирских аэропортах.</text:p>
      <text:p text:style-name="P32"/>
      <text:p text:style-name="P21">-------</text:p>
      <text:p text:style-name="P7">Авиакомпания осуществляет пассажирские авиапервозки. <text:span text:style-name="T9">Пассажир</text:span><text:span text:style-name="T13">ами </text:span><text:span text:style-name="T9"><text:s/>явля</text:span><text:span text:style-name="T13">ю</text:span><text:span text:style-name="T9">тся </text:span><text:span text:style-name="T13">люди</text:span><text:span text:style-name="T9">, заключивши</text:span><text:span text:style-name="T13">е</text:span><text:span text:style-name="T9"> договор</text:span><text:span text:style-name="T13">ы</text:span><text:span text:style-name="T9"> с авиакомпанией. Договоры определяют маршруты пассажиров, а также перевозим</text:span><text:span text:style-name="T10">ый</text:span><text:span text:style-name="T9"> ими</text:span><text:span text:style-name="T13"> </text:span><text:span text:style-name="T9">багаж. Маршруты включают в себя сегменты маршрутов, которые определяют начальные и конечные </text:span><text:span text:style-name="T22">пункты</text:span><text:span text:style-name="T9"> сегментов маршрутов. </text:span><text:s/>Пассажирские авиапер<text:span text:style-name="T14">е</text:span>возки <text:span text:style-name="T6">заключаются в транспортировке </text:span><text:span text:style-name="T9">пассажиров и их багажа между начальными и конечными </text:span><text:span text:style-name="T11">пунктами</text:span><text:span text:style-name="T9"> сегментов маршрутов</text:span><text:span text:style-name="T8">.</text:span><text:span text:style-name="T12"> </text:span><text:span text:style-name="T22">П</text:span>унктами сегментов маршрута являются пассажирские аэропорты. Пассажирские аэропорты <text:span text:style-name="T5">это </text:span><text:span text:style-name="T22">сооружения</text:span><text:span text:style-name="T5">, которые обеспечивают прием, отправку и базирование пассажирских самолетов - </text:span><text:span text:style-name="T11">воздушн</text:span><text:span text:style-name="T12">ых</text:span><text:span text:style-name="T11"> судов</text:span><text:span text:style-name="T12">, </text:span><text:span text:style-name="T13">осуществляющих перевозку пассажиров</text:span><text:span text:style-name="T7">. </text:span><text:span text:style-name="T13">Для каждого из пассажирских самолетов</text:span><text:span text:style-name="T7"> определены максимальное число пассажиров и максимальный вес багажа, а так же доступные классы обслуживания </text:span><text:span text:style-name="T22">и количество мест каждого класса обслуживания.</text:span></text:p>
      <text:p text:style-name="P7">-------</text:p>
      <text:p text:style-name="P7"/>
      <text:p text:style-name="P6"><text:span text:style-name="T39">Для каждого пассажирского самолета определен экипаж. Э</text:span>кипаж пассажирского самолета это персонал, который обслуживает самолет <text:span text:style-name="T39">и пассажиров в нем </text:span>во время полета. Экипаж самолета состоит из пилотов – квалифицированных специалистов, управляющих воздушным судном и бортпроводников - квалифицированных специалистов, выполняющих работы по обеспечению безопасности и обслуживанию пассажиров во время полета.</text:p>
      <text:p text:style-name="P6"/>
      <text:p text:style-name="P3">У авиакомпании <text:span text:style-name="T17">установлено</text:span> расписание рейсов, представленное в виде списка рейсов. В списке для каждого рейса указаны:</text:p>
      <text:p text:style-name="P3"><text:span text:style-name="T19">1. П</text:span>ункты отправления и прибытия;</text:p>
      <text:p text:style-name="P3"><text:span text:style-name="T19">2.</text:span> <text:span text:style-name="T19">Д</text:span>ата и время вылета;</text:p>
      <text:p text:style-name="P3"><text:span text:style-name="T19">3.</text:span> <text:span text:style-name="T19">Д</text:span>ата и время прилета;</text:p>
      <text:p text:style-name="P3"><text:span text:style-name="T19">4.</text:span> <text:span text:style-name="T19">П</text:span>ромежуточные остановки, если они есть;</text:p>
      <text:p text:style-name="P16">5. Пассажирский самолет, выполняющий данный рейс;</text:p>
      <text:p text:style-name="P35">6. Вес багажа, разрешаемый к провозу пассажиром базовым тарифом перевозки;</text:p>
      <text:p text:style-name="P13"><text:span text:style-name="T43">7</text:span>. Максимальный разрешенный к провозу вес багажа пассажира за дополнительную плату.</text:p>
      <text:p text:style-name="P3"/>
      <text:p text:style-name="P3">В дополнение к расписанию рейсов авиакомания составляет таблицу загруженности рейсов, в которой для каждого рейса указан<text:span text:style-name="T25">о к</text:span><text:span text:style-name="T23">оличество уже забронированных мест каждого класса обслуживания самолета;</text:span></text:p>
      <text:p text:style-name="P4"/>
      <text:p text:style-name="P2"><text:soft-page-break/><text:span text:style-name="T1">Основным процессом</text:span> авиакомпании является обслуживание пассажира. Обслуживание пассажира заключается в оформлении договора о перелете по определенному маршруту и обеспечении перелета по этому маршруту. Челевек, обратившийся в авиакомпанию с заявкой на заключение договора называется потенциальным клиентом авиакомпании.</text:p>
      <text:p text:style-name="P2"/>
      <text:p text:style-name="P22">Заключение договора</text:p>
      <text:p text:style-name="P9">При <text:span text:style-name="T18">подаче заявки на оформление</text:span> договора потенциальный <text:span text:style-name="T17">клиент </text:span><text:span text:style-name="T20">указывает:</text:span></text:p>
      <text:p text:style-name="P1">1. Начальные и конечные пункты для каждого из сегментов маршрута;</text:p>
      <text:p text:style-name="P9"><text:span text:style-name="T20">2. Т</text:span><text:span text:style-name="T15">ип договора </text:span><text:span text:style-name="T16">для каждого из сегментов маршрута</text:span><text:span text:style-name="T15">: с открытой или установленной датой. При выборе </text:span><text:span text:style-name="T18">типа </text:span><text:span text:style-name="T15">договора с установленной датой - <text:s/></text:span><text:span text:style-name="T17">клиент</text:span><text:span text:style-name="T15"> </text:span>указывает желаемые дат<text:span text:style-name="T16">у</text:span> и время вылета. <text:span text:style-name="T15">При выборе </text:span><text:span text:style-name="T18">типа</text:span><text:span text:style-name="T15"> договора с открытой датой - <text:s/></text:span><text:span text:style-name="T17">клиент</text:span><text:span text:style-name="T15"> указывает желаемы</text:span><text:span text:style-name="T16">й интервал дат и времени вылета; </text:span></text:p>
      <text:p text:style-name="P16"><text:span text:style-name="T20">3</text:span>. Желаемый класс обслуживания;</text:p>
      <text:p text:style-name="P3"><text:span text:style-name="T20">4</text:span><text:span text:style-name="T19">.</text:span><text:span text:style-name="T17"> </text:span><text:span text:style-name="T19">В</text:span><text:span text:style-name="T17">ес желаемого к провозу багажа;</text:span></text:p>
      <text:p text:style-name="P5"/>
      <text:p text:style-name="P5"><text:span text:style-name="T18">При получении заявки на оформления договора м</text:span><text:span text:style-name="T17">енеджер авиакомпании анализирует пожелания клиента </text:span><text:span text:style-name="T19">и предлагает возможные варианты оформления договора в соответсвии с расписанием </text:span><text:span text:style-name="T24">и таблицей загруженности</text:span><text:span text:style-name="T19"> рейсов. </text:span><text:span text:style-name="T20">На основе проведенного анализа менеджер выносит решение по заявке. Решения могут быть следующих типов:</text:span></text:p>
      <text:p text:style-name="P1">1. Отказ на формление договора: в случае если авиакомпания не выполняет перелеты <text:span text:style-name="T21">для данных пунктов вылета/прилета;</text:span></text:p>
      <text:p text:style-name="P10">2. Предложение о заключении <text:span text:style-name="T24">изменного варианта</text:span> договора.</text:p>
      <text:p text:style-name="P11"><text:span text:style-name="T24">- Eсли на желаемые даты нет рейсов, или на эти рейсы нет свободных мест, </text:span><text:span text:style-name="T18">м</text:span><text:span text:style-name="T17">енеджер авиакомпании</text:span><text:span text:style-name="T24"> предлагает заключить договор на другие даты.</text:span></text:p>
      <text:p text:style-name="P11"><text:span text:style-name="T24">- Если желаемый класс обслуживания отсутсвует в самолетах рейсов </text:span><text:span text:style-name="T25">или места данного класса уже заняты</text:span><text:span text:style-name="T24">, </text:span><text:span text:style-name="T18">м</text:span><text:span text:style-name="T17">енеджер авиакомпании</text:span><text:span text:style-name="T24"> предлагает изменить класс обслуживания.</text:span></text:p>
      <text:p text:style-name="P11"><text:span text:style-name="T24">- Если вес желаемого багажа выходит за </text:span><text:span text:style-name="T25">пределы, обозначенные в базовом тарифе к перевозке багажа, </text:span><text:span text:style-name="T18">м</text:span><text:span text:style-name="T17">енеджер авиакомпании </text:span><text:span text:style-name="T25">предлагает изменить </text:span><text:span text:style-name="T27">вес</text:span><text:span text:style-name="T25"> багажа или внести дополнителььную плату.</text:span></text:p>
      <text:p text:style-name="P37">- <text:span text:style-name="T24">Если вес желаемого багажа выходит за </text:span><text:span text:style-name="T25">пределы максимального веса разрешенного к провозу багажа, менеждер предлагает уменьшить вес.</text:span></text:p>
      <text:p text:style-name="P12">3. <text:span text:style-name="T25">Предложение о заключении договора о перелете выбранным набором рейсов в соответвии с пожеланиями пассажира.</text:span></text:p>
      <text:p text:style-name="P12"/>
      <text:p text:style-name="P13">После ознакомления с решением по заявке потенциальный клиент <text:span text:style-name="T26">принимает финальное решение о заключении договора из вариантов предоставленных менеджером авиакомании.</text:span></text:p>
      <text:p text:style-name="P40">В случае, если стороны пришли к согласию, менеджер авиакомпании и потенциальный клиент заключают договор. </text:p>
      <text:p text:style-name="P30">Потенциальный клент, заключивший договор о перелете называется пассажиром.</text:p>
      <text:p text:style-name="P39">В случае, если в договоре есть сегменты маршрута с открытой датой, пассажир имеет право обратиться в авиакомпанию для выбора конкретного рейса из набора предложеных. Не позднее, чем за установленный авиакомпанией временной интервал перед началом данного рейса.</text:p>
      <text:p text:style-name="P40"/>
      <text:p text:style-name="P41">При заключении договора пассажир и менеджер авиакомпании так же обозначаются <text:span text:style-name="T49">у</text:span><text:span text:style-name="T45">словия </text:span><text:span text:style-name="T48">изменения и </text:span><text:span text:style-name="T45">расторжения договора</text:span> </text:p>
      <text:p text:style-name="P44">Условия <text:span text:style-name="T48">изменения и </text:span>расторжения договора</text:p>
      <text:p text:style-name="P42"><text:span text:style-name="T1">Условия </text:span><text:span text:style-name="T4">изменения или </text:span><text:span text:style-name="T1">расторжения договора</text:span><text:span text:style-name="T3">:</text:span></text:p>
      <text:p text:style-name="P45">Выделены три типа условий расторжения договора:</text:p>
      <text:p text:style-name="P43"><text:soft-page-break/><text:span text:style-name="T46">П</text:span>1. <text:span text:style-name="T49">Н</text:span>есоблюдения пассажиром условий <text:span text:style-name="T46">перелета рейсами данной авиакомпании. <text:s/>В данном случае возврат денежных средств, заплаченных пассажиром, не производится.</text:span></text:p>
      <text:p text:style-name="P42"/>
      <text:p text:style-name="P55"><text:span text:style-name="T44">П2. </text:span>В случае отказа пассажира от перелета <text:span text:style-name="T46">по маршруту, установленному в договоре.</text:span> <text:span text:style-name="T46">В данном случае в</text:span>озврат денежных средств, <text:span text:style-name="T46">заплаченных пассажиром,</text:span> осуществляется в соответствии с <text:span text:style-name="T46">условиями, описанными в договоре.</text:span></text:p>
      <text:p text:style-name="P55"/>
      <text:p text:style-name="P56">П3. В случае неспособности авиакомпании выполнить взятые на нее обязательства по перевозке пассажира. <text:s/>В данном случае <text:span text:style-name="T47">авиакомпания предлагает полететь пассажиру другим набором рейсов или возвращает заплаченные денежные средства в полном объеме. Дополнительная плата в качестве компенсации выплачивается пассажиру в соответсвии с </text:span>условиями, описанными в договоре.</text:p>
      <text:p text:style-name="P14"/>
      <text:p text:style-name="P14"/>
      <text:p text:style-name="P45"/>
      <text:p text:style-name="P14"/>
      <text:p text:style-name="P14"/>
      <text:p text:style-name="P22">Обеспечение перелета согласно договору</text:p>
      <text:p text:style-name="P46">В промежутке между заключением договора и временем завершения перелета пассажира по установленному в договоре маршруту, пассажир в праве отказаться от предоставляемых авиакомпанией услуг — договор будет расторгнут согласно П.2 раздела «<text:span text:style-name="T45">Условия </text:span><text:span text:style-name="T48">изменения или </text:span><text:span text:style-name="T45">расторжения договора</text:span>».</text:p>
      <text:p text:style-name="P22"/>
      <text:p text:style-name="P50">Регистрация на рейс</text:p>
      <text:p text:style-name="P14">Пассажир прибывает в указанный в договоре аэропорт не позднее времени окончания регистрации на рейс. <text:span text:style-name="T29">В аэропорту пассажир сдает багаж и получает посадочный талон у агента стойки регестрации.</text:span><text:span text:style-name="T2"> </text:span><text:span text:style-name="T29">В пасадочном талоне указывается место в самолете, закрепленное за пассажиром и выход, с которого будет осущетсвляться посадка. </text:span></text:p>
      <text:p text:style-name="P14"/>
      <text:p text:style-name="P15">После получения пасадочного талона пассажир прибывает к указанному выходу не позднее времени окончания посадки<text:span text:style-name="T28">, </text:span>прибывает в самолет, <text:span text:style-name="T39">занимает указанное в пасадочном талоне место. </text:span></text:p>
      <text:p text:style-name="P48">В случае, если пассажир не прибывает на регистрацию на рейс до окончания времени регистрации или не прибывает на посадку на рейс до окончания времени посадки <text:s/><text:span text:style-name="T47">— договор будет расторгнут согласно П.</text:span>1<text:span text:style-name="T47"> раздела «</text:span><text:span text:style-name="T45">Условия </text:span>изменения или <text:span text:style-name="T45">расторжения договора</text:span><text:span text:style-name="T47">».</text:span></text:p>
      <text:p text:style-name="P52"/>
      <text:p text:style-name="P47"/>
      <text:p text:style-name="P26"><text:span text:style-name="T32">Перед началом рейса </text:span><text:span text:style-name="T33">бортпроводники в составе экипажа самолета проводят инструктаж пассажиров по правилам поведения в самолете,</text:span> использованию аварийно-спасательного оборудования и действиям в экстренных ситуациях.<text:span text:style-name="T33"> Если <text:s/>все пассажиры согласны соблюдать правила поведения, рейс начинается. Если есть пассажиры, несогласные правилами поведения, бортпроводники </text:span><text:span text:style-name="T34">принимают </text:span><text:span text:style-name="T31">меры по</text:span><text:span text:style-name="T34"> обеспечени</text:span><text:span text:style-name="T31">ю</text:span><text:span text:style-name="T34"> безопасности полета</text:span><text:span text:style-name="T33"> </text:span><text:span text:style-name="T31">путем проведения разъяснительных бесед с </text:span><text:span text:style-name="T35">несогласными </text:span><text:span text:style-name="T31">пасажирами или удалением их с борта симолета. Рейс начинается после принятия мер по</text:span><text:span text:style-name="T34"> обеспечени</text:span><text:span text:style-name="T31">ю</text:span><text:span text:style-name="T34"> безопасности </text:span><text:span text:style-name="T31">полета.</text:span></text:p>
      <text:p text:style-name="P53"><text:span text:style-name="T33">В </text:span><text:span text:style-name="T30">случае, если пассажир был удален с борта самолета - </text:span><text:span text:style-name="T36">договор будет расторгнут согласно П.</text:span><text:span text:style-name="T30">1</text:span><text:span text:style-name="T36"> раздела «</text:span><text:span text:style-name="T38">Условия </text:span><text:span text:style-name="T30">изменения или </text:span><text:span text:style-name="T38">расторжения договора</text:span><text:span text:style-name="T36">».</text:span></text:p>
      <text:p text:style-name="P27"><text:span text:style-name="T33"/></text:p>
      <text:p text:style-name="P28"><text:span text:style-name="T30">По окончании рейса пассажиры покидают самолет, забирают багаж </text:span><text:span text:style-name="T34">в аэропорту прибытия</text:span><text:span text:style-name="T30">, покидают </text:span><text:span text:style-name="T34">аэропорт.</text:span></text:p>
      <text:p text:style-name="P27"><text:soft-page-break/><text:span text:style-name="T33"/></text:p>
      <text:p text:style-name="P54"><text:span text:style-name="T33">О</text:span><text:span text:style-name="T30">писанная процедура повторяется дла каждого из сегментов маршрута в договоре между пассажиром и авиакомпанией.</text:span></text:p>
      <text:p text:style-name="P54"><text:span text:style-name="T30"/></text:p>
      <text:p text:style-name="P53"><text:span text:style-name="T30">В случае отмены рейс</text:span><text:span text:style-name="T37">а или рейсов указанных в маршруте пассажира — действует П.3 раздела </text:span><text:span text:style-name="T36">«</text:span><text:span text:style-name="T38">Условия </text:span><text:span text:style-name="T30">изменения или </text:span><text:span text:style-name="T38">расторжения договора</text:span><text:span text:style-name="T36">»</text:span></text:p>
      <text:p text:style-name="P27"><text:span text:style-name="T33"/></text:p>
      <text:p text:style-name="P23"><text:span text:style-name="T40">В</text:span>спомогательные процессы</text:p>
      <text:p text:style-name="P24">­</text:p>
      <text:p text:style-name="P17">1. Проведение мероприятий <text:span text:style-name="T41">по</text:span> по<text:span text:style-name="T41">ддержанию квалификации</text:span> бортпроводников.</text:p>
      <text:p text:style-name="P18"><text:span text:style-name="T42">З</text:span><text:span text:style-name="T41">аключаются в проведении тренировок действий в чрезвычайных ситуациях, сдачи сертификационных экзаменов и прохождению курсов повышения квалификации. </text:span><text:span text:style-name="T42">Осуществляется </text:span><text:span text:style-name="T41">с </text:span><text:span text:style-name="T42">частотой,</text:span><text:span text:style-name="T41"> установленной </text:span><text:span text:style-name="T42">авиакомпанией</text:span><text:span text:style-name="T41">.</text:span></text:p>
      <text:p text:style-name="P18"/>
      <text:p text:style-name="P20">2. Уборка салона самолета. <text:s/><text:span text:style-name="T42">Осуществляется </text:span>с <text:span text:style-name="T42">частотой,</text:span> установленной <text:span text:style-name="T42">авиакомпанией</text:span>.</text:p>
      <text:p text:style-name="P20"/>
      <text:p text:style-name="P25">Цели создания базы данных</text:p>
      <text:p text:style-name="P25"/>
      <text:p text:style-name="P21">1. Учёт количества перелетов и суммарного времени в полете каждого самолета.</text:p>
      <text:p text:style-name="P21">2. Учет перелетов пассажиров. </text:p>
      <text:p text:style-name="P21">3. Предоставление сведений о доступных местах на определенные рейсы.</text:p>
      <text:p text:style-name="P19"/>
      <text:p text:style-name="P17"/>
      <text:p text:style-name="P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ru" fo:country="RU"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ru" fo:country="RU"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2-15T00:55:50.953073966</meta:creation-date>
    <meta:generator>LibreOffice/24.2.7.2$Linux_X86_64 LibreOffice_project/420$Build-2</meta:generator>
    <dc:date>2025-02-27T16:45:55.788808294</dc:date>
    <meta:editing-duration>PT5H20M25S</meta:editing-duration>
    <meta:editing-cycles>8</meta:editing-cycles>
    <meta:document-statistic meta:table-count="0" meta:image-count="0" meta:object-count="0" meta:page-count="4" meta:paragraph-count="62" meta:word-count="1150" meta:character-count="9087" meta:non-whitespace-character-count="7978"/>
  </office:meta>
</office:document-meta>
</file>